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4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37">
      <style:map style:condition="cell-content()=&quot;wip&quot;" style:apply-style-name="WIP" style:base-cell-address="calendar.A1"/>
      <style:map style:condition="cell-content()=&quot;done&quot;" style:apply-style-name="DONE" style:base-cell-address="calendar.A1"/>
      <style:map style:condition="cell-content()=&quot;problem&quot;" style:apply-style-name="PROBLEM" style:base-cell-address="calendar.A1"/>
      <style:map style:condition="cell-content()=0" style:apply-style-name="Accent" style:base-cell-address="calendar.A1"/>
    </style:style>
    <style:style style:name="ce4" style:family="table-cell" style:parent-style-name="Default">
      <style:map style:condition="cell-content()=&quot;wip&quot;" style:apply-style-name="WIP" style:base-cell-address="calendar.A1"/>
      <style:map style:condition="cell-content()=&quot;done&quot;" style:apply-style-name="DONE" style:base-cell-address="calendar.A1"/>
      <style:map style:condition="cell-content()=&quot;problem&quot;" style:apply-style-name="PROBLEM" style:base-cell-address="calendar.A1"/>
      <style:map style:condition="cell-content()=0" style:apply-style-name="Accent" style:base-cell-address="calendar.A1"/>
    </style:style>
    <style:style style:name="ce5" style:family="table-cell" style:parent-style-name="Default">
      <style:text-properties fo:color="#20202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wip&quot;" style:apply-style-name="WIP" style:base-cell-address="calendar.A1"/>
      <style:map style:condition="cell-content()=&quot;done&quot;" style:apply-style-name="DONE" style:base-cell-address="calendar.A1"/>
      <style:map style:condition="cell-content()=&quot;problem&quot;" style:apply-style-name="PROBLEM" style:base-cell-address="calendar.A1"/>
      <style:map style:condition="cell-content()=0" style:apply-style-name="Accent" style:base-cell-address="calendar.A1"/>
    </style:style>
    <style:style style:name="ce6" style:family="table-cell" style:parent-style-name="WIP">
      <style:map style:condition="cell-content()=&quot;wip&quot;" style:apply-style-name="WIP" style:base-cell-address="calendar.A1"/>
      <style:map style:condition="cell-content()=&quot;done&quot;" style:apply-style-name="DONE" style:base-cell-address="calendar.A1"/>
      <style:map style:condition="cell-content()=&quot;problem&quot;" style:apply-style-name="PROBLEM" style:base-cell-address="calendar.A1"/>
      <style:map style:condition="cell-content()=0" style:apply-style-name="Accent" style:base-cell-address="calendar.A1"/>
    </style:style>
    <style:style style:name="ce7" style:family="table-cell" style:parent-style-name="Default">
      <style:map style:condition="cell-content()=wip" style:apply-style-name="Accent" style:base-cell-address="calendar.D12"/>
      <style:map style:condition="cell-content()=0" style:apply-style-name="Accent" style:base-cell-address="calendar.D12"/>
    </style:style>
    <style:style style:name="ce8" style:family="table-cell" style:parent-style-name="DONE">
      <style:map style:condition="cell-content()=&quot;wip&quot;" style:apply-style-name="WIP" style:base-cell-address="calendar.A1"/>
      <style:map style:condition="cell-content()=&quot;done&quot;" style:apply-style-name="DONE" style:base-cell-address="calendar.A1"/>
      <style:map style:condition="cell-content()=&quot;problem&quot;" style:apply-style-name="PROBLEM" style:base-cell-address="calendar.A1"/>
      <style:map style:condition="cell-content()=0" style:apply-style-name="Accent" style:base-cell-address="calendar.A1"/>
    </style:style>
    <style:style style:name="ce9" style:family="table-cell" style:parent-style-name="PROBLEM">
      <style:map style:condition="cell-content()=&quot;wip&quot;" style:apply-style-name="WIP" style:base-cell-address="calendar.A1"/>
      <style:map style:condition="cell-content()=&quot;done&quot;" style:apply-style-name="DONE" style:base-cell-address="calendar.A1"/>
      <style:map style:condition="cell-content()=&quot;problem&quot;" style:apply-style-name="PROBLEM" style:base-cell-address="calendar.A1"/>
      <style:map style:condition="cell-content()=0" style:apply-style-name="Accent" style:base-cell-address="calendar.A1"/>
    </style:style>
    <style:style style:name="T1" style:family="text">
      <style:text-properties fo:language="zxx" fo:country="none" style:font-size-asian="10pt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Ubuntu" style:font-name-asian="Ubuntu" style:language-complex="hi" style:country-complex="IN" style:language-asian="zh" style:country-asian="CN" fo:color="#202020" style:text-line-through-mode="continuous" fo:letter-spacing="normal" style:letter-kerning="true" style:text-position="0% 100%" fo:text-shadow="none" style:text-outline="false" fo:font-style="normal" style:text-line-through-type="none" style:text-underline-style="none" style:text-underline-color="font-color" fo:font-weight="normal" style:text-scale="100%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HOW TODO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 obiektu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fizyczne parametry obiektu</text:p>
          </table:table-cell>
          <table:table-cell table:number-columns-repeated="3"/>
          <table:table-cell office:value-type="string" calcext:value-type="string">
            <text:p>znaleźć sondę-modela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wektor stan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zmienne wekto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wartosc poczatkow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ało niebieskie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fizyczne parametry obiektu (masa, kształt)</text:p>
          </table:table-cell>
          <table:table-cell table:number-columns-repeated="3"/>
          <table:table-cell office:value-type="string" calcext:value-type="string">
            <text:p>znaleźć asteroidę-model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siatka punktów na powierzchni </text:p>
          </table:table-cell>
          <table:table-cell table:number-columns-repeated="3"/>
          <table:table-cell office:value-type="string" calcext:value-type="string">
            <text:p>dyskretyzacja powierzchni i znalezienie punktów charakterystycznych, lub znalezienie siatki w neci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ównania ruchu 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trajektoria ruchu SC</text:p>
          </table:table-cell>
          <table:table-cell table:number-columns-repeated="3"/>
          <table:table-cell office:value-type="string" calcext:value-type="string">
            <text:p>orbita keplerowska wokół ciała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trajektoria ruchu asteroidy</text:p>
          </table:table-cell>
          <table:table-cell table:number-columns-repeated="3"/>
          <table:table-cell office:value-type="string" calcext:value-type="string">
            <text:p>wziete z modelu? Ale narazie bez ruchu 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/>
          <table:table-cell office:value-type="string" calcext:value-type="string">
            <text:p>2. Konfiguracja stanowiska symulacyjnego z wygenerowaną chmurą punktów nawigacyjnyc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3. Implementacja algorytmów lokalizacji obiektu: nawigacja inercyjna z użyciem czujnika IMU i Unscented Kalman Filter z użyciem obserwowanych punktów nawigacyjnych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4. Porównanie otrzymanych wyników z algorytmem nawigacji inercyjnej bez punktów nawigacyjnych.</text:p>
          </table:table-cell>
          <table:table-cell table:number-columns-repeated="4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REQUIREM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neral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ulacja w Matlabie poruszającego się obiektu w środowisku z punktami nawigacyjnymi oraz implementacja algorytmów lokalizacji położenia obiektu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zczegółowe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) Zdefiniowanie modelu obiektu oraz jego równań ruchu w warunkach niskiej grawitacji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) Konfiguracja stanowiska symulacyjnego z wygenerowaną chmurą punktów nawigacyjnych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) Implementacja algorytmów lokalizacji obiektu: nawigacja inercyjna z użyciem czujnika IMU i Unscented Kalman Filter z użyciem obserwowanych punktów nawigacyjnych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) Porównanie otrzymanych wyników z algorytmem nawigacji inercyjnej bez punktów nawigacyjnych.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OBIEKTY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środowisk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ska grawitacj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nkty nawigacyj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iek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usza się po zadanej trajektor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topadłośc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U na pokładzi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wuje punkty nawigacyj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U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akcelerometru (szumy, dryfy, stałe czasowe etc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SW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e z I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erwacja punktow nawigacyjnych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zja danych i estymacja położenia w czasie rzeczywistym</text:p>
          </table:table-cell>
          <table:table-cell table:number-columns-repeated="5"/>
        </table:table-row>
        <table:table-row table:style-name="ro1" table:number-rows-repeated="104848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lenda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3" office:value-type="string" calcext:value-type="string">
            <text:p>data</text:p>
          </table:table-cell>
          <table:table-cell office:value-type="string" calcext:value-type="string">
            <text:p>tasks until next week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9-02-28" calcext:value-type="date">
            <text:p>02/28/19</text:p>
          </table:table-cell>
          <table:table-cell office:value-type="string" calcext:value-type="string">
            <text:p>requirements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<text:span text:style-name="T1">tasks in calendar (major milestones)</text:span>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git repository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string" calcext:value-type="string">
            <text:p>Find model asteroid</text:p>
          </table:table-cell>
          <table:table-cell table:style-name="ce6" office:value-type="string" calcext:value-type="string">
            <text:p>WIP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>
          <table:table-cell table:style-name="ce3" office:value-type="date" office:date-value="2019-03-07" calcext:value-type="date">
            <text:p>03/07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3-14" calcext:value-type="date">
            <text:p>03/14/19</text:p>
          </table:table-cell>
          <table:table-cell/>
          <table:table-cell office:value-type="string" calcext:value-type="string">
            <text:p>WIP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9-03-21" calcext:value-type="date">
            <text:p>03/21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3-28" calcext:value-type="date">
            <text:p>03/28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4-04" calcext:value-type="date">
            <text:p>04/04/19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3" office:value-type="date" office:date-value="2019-04-11" calcext:value-type="date">
            <text:p>04/11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4-18" calcext:value-type="date">
            <text:p>04/18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4-25" calcext:value-type="date">
            <text:p>04/25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5-02" calcext:value-type="date">
            <text:p>05/02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5-09" calcext:value-type="date">
            <text:p>05/09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5-16" calcext:value-type="date">
            <text:p>05/16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5-23" calcext:value-type="date">
            <text:p>05/23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5-30" calcext:value-type="date">
            <text:p>05/30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6-06" calcext:value-type="date">
            <text:p>06/06/19</text:p>
          </table:table-cell>
          <table:table-cell table:number-columns-repeated="1023"/>
        </table:table-row>
        <table:table-row table:style-name="ro1">
          <table:table-cell table:style-name="ce3" office:value-type="date" office:date-value="2019-06-13" calcext:value-type="date">
            <text:p>06/13/19</text:p>
          </table:table-cell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8" office:value-type="string" calcext:value-type="string">
            <text:p>done</text:p>
          </table:table-cell>
          <table:table-cell table:style-name="ce9" office:value-type="string" calcext:value-type="string">
            <text:p>problem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lendar.D12:calendar.D12">
            <calcext:condition calcext:apply-style-name="Accent" calcext:value="=wip" calcext:base-cell-address="calendar.D12"/>
            <calcext:condition calcext:apply-style-name="Accent" calcext:value="=0" calcext:base-cell-address="calendar.D12"/>
          </calcext:conditional-format>
          <calcext:conditional-format calcext:target-range-address="calendar.A1:calendar.AMJ1048576">
            <calcext:condition calcext:apply-style-name="WIP" calcext:value="=&quot;wip&quot;" calcext:base-cell-address="calendar.A1"/>
            <calcext:condition calcext:apply-style-name="DONE" calcext:value="=&quot;done&quot;" calcext:base-cell-address="calendar.A1"/>
            <calcext:condition calcext:apply-style-name="PROBLEM" calcext:value="=&quot;problem&quot;" calcext:base-cell-address="calendar.A1"/>
            <calcext:condition calcext:apply-style-name="Accent" calcext:value="=0" calcext:base-cell-address="calendar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IP" style:family="table-cell" style:parent-style-name="Default">
      <style:table-cell-properties fo:background-color="#fff200"/>
    </style:style>
    <style:style style:name="DONE" style:family="table-cell" style:parent-style-name="Default">
      <style:table-cell-properties fo:background-color="#89c765"/>
    </style:style>
    <style:style style:name="PROBLEM" style:family="table-cell" style:parent-style-name="Default">
      <style:table-cell-properties fo:background-color="#ef413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8:04:20.938341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8:45:47.073478444</meta:creation-date>
    <dc:date>2019-03-02T18:27:28.318535886</dc:date>
    <meta:editing-duration>PT10H14M39S</meta:editing-duration>
    <meta:editing-cycles>2</meta:editing-cycles>
    <meta:generator>LibreOffice/6.0.7.3$Linux_X86_64 LibreOffice_project/00m0$Build-3</meta:generator>
    <meta:document-statistic meta:table-count="2" meta:cell-count="82" meta:object-count="0"/>
  </office:meta>
</office:document-meta>
</file>